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0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T0-322</text:p>
          </table:table-cell>
          <table:table-cell office:value-type="string" calcext:value-type="string">
            <text:p>T2-323</text:p>
          </table:table-cell>
          <table:table-cell office:value-type="string" calcext:value-type="string">
            <text:p>T5-324</text:p>
          </table:table-cell>
          <table:table-cell office:value-type="string" calcext:value-type="string">
            <text:p>T12-325</text:p>
          </table:table-cell>
          <table:table-cell office:value-type="string" calcext:value-type="string">
            <text:p>T0-329</text:p>
          </table:table-cell>
          <table:table-cell office:value-type="string" calcext:value-type="string">
            <text:p>T2-330</text:p>
          </table:table-cell>
          <table:table-cell office:value-type="string" calcext:value-type="string">
            <text:p>T5-331</text:p>
          </table:table-cell>
          <table:table-cell office:value-type="string" calcext:value-type="string">
            <text:p>T12-332</text:p>
          </table:table-cell>
        </table:table-row>
        <table:table-row table:style-name="ro1">
          <table:table-cell office:value-type="string" calcext:value-type="string">
            <text:p>Diatom-Area</text:p>
          </table:table-cell>
          <table:table-cell office:value-type="float" office:value="53751280" calcext:value-type="float">
            <text:p>53751280</text:p>
          </table:table-cell>
          <table:table-cell table:number-columns-repeated="2"/>
          <table:table-cell office:value-type="float" office:value="176423800" calcext:value-type="float">
            <text:p>176423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atom-NAAFnum</text:p>
          </table:table-cell>
          <table:table-cell office:value-type="float" office:value="5160791.76351426" calcext:value-type="float">
            <text:p>5160791.76351426</text:p>
          </table:table-cell>
          <table:table-cell table:number-columns-repeated="2"/>
          <table:table-cell office:value-type="float" office:value="14600478.040293" calcext:value-type="float">
            <text:p>14600478.040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c-Area</text:p>
          </table:table-cell>
          <table:table-cell office:value-type="float" office:value="15722100" calcext:value-type="float">
            <text:p>15722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c-NAAFnum</text:p>
          </table:table-cell>
          <table:table-cell office:value-type="float" office:value="1970959.12698413" calcext:value-type="float">
            <text:p>1970959.1269841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7T12:52:46.031893891</meta:creation-date>
    <dc:date>2021-04-27T13:59:39.939329907</dc:date>
    <meta:editing-duration>PT56M43S</meta:editing-duration>
    <meta:editing-cycles>2</meta:editing-cycles>
    <meta:generator>LibreOffice/7.0.3.1$Linux_X86_64 LibreOffice_project/00$Build-1</meta:generator>
    <meta:document-statistic meta:table-count="1" meta:cell-count="18" meta:object-count="0"/>
  </office:meta>
</office:document-meta>
</file>